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Data biographie<text:s/></text:p>
      <text:p text:style-name="Normal"/>
      <text:p text:style-name="Normal">Prologue</text:p>
      <text:p text:style-name="Normal">Cela peut paraître bizarre, mais je n'ai jamais vraiment aimé les téléphones et les nouvelles technologies. Enfant, influencée<text:s/>par les adultes qui répétaient sans cesse "Et comment on faisait nous avant sans tous ces trucs ?", je partageais leur mépris. À cette époque, j'étais persuadé que la multiplication des faits divers était simplement due à notre surexposition aux informations. Pour moi, les technologies apportaient principalement des mauvaises nouvelles et cultivaient la paranoïa.</text:p>
      <text:p text:style-name="Normal">Très vite cependant, j'ai compris que les téléphones et ordinateurs étaient indispensables pour avancer dans la vie moderne : impossible de s’inscrire à un club de sport ou même à un programme de fidélité sans numéro de téléphone. Mon premier téléphone, que j'ai eu au collège,<text:s/>a très vite conforté cette impression. Depuis, comme tout le monde, je ne peux plus vraiment m'en passer. Aujourd'hui, je vois ces outils comme ce qu'ils sont : des moyens pratiques, dont chacun choisit l’usage. Dans cette biographie numérique, je vais retracer trois semaines d'utilisation de mon téléphone, révélant mon rapport avec cet outil devenu indispensable.</text:p>
      <text:p text:style-name="Normal"/>
      <text:p text:style-name="Normal"/>
      <text:p text:style-name="Normal">Première semaine : 30 septembre - 6 octobre</text:p>
      <text:p text:style-name="Normal">Cette semaine, j’ai passée 27 heures et 44 minutes sur mon téléphone, Instagram est l'application la plus utilisée avec 10 heures 43 minutes, dont 5 heures en une seule journée le jeudi 3 octobre. Curieusement, je n’y poste presque jamais<text:s/>rien, mais je peux passer des heures à scroller sur la page de découverte. J’y trouve des inspirations, principalement des dessins, des photos et des recettes de cuisine. Mon fil est désormais très personnalisé et aligné sur mes centres d’intérêt.</text:p>
      <text:p text:style-name="Normal"/>
      <text:p text:style-name="Normal">Waze et Maps, mes deux fidèles compagnons de navigation, ont été utilisés respectivement 8 heures 8 minutes et 1 heure 21 minutes. Même si je connais les trajets par cœur, je les utilise constamment. Waze est essentiel pour anticiper les bouchons en temps réel, tandis que Maps prend le relais pour les trajets à pied. Le GPS est devenu pour moi une sorte de filet de sécurité, un moyen de m’assurer que je ne me trompe jamais de route ou d’estimation du temps de trajet.</text:p>
      <text:p text:style-name="Normal"/>
      <text:p text:style-name="Normal">Le moment le plus surprenant de la semaine a été l’utilisation de Disney+ pendant 40 minutes, et non, je n’étais pas dans les transports. Chez moi, avec un ordinateur et une télévision à disposition, j’ai tout de même regardé un épisode sur mon téléphone. Pourquoi ? Peut-être simplement par paresse, par habitude de tout faire depuis cet objet qui est toujours à portée de main.</text:p>
      <text:p text:style-name="Normal"/>
      <text:p text:style-name="Normal">Enfin, Uber Eats, avec 43 minutes d’utilisation, illustre bien mon rapport complexe avec les appels. Je laisse souvent l'application ouverte après avoir passé commande, pour surveiller<text:s/><text:soft-page-break/>l’heure d’arrivée du livreur et éviter qu’il ne m’appelle. Ces petits moments montrent bien mon attitude partagée face aux interactions en ligne. D'un côté, je les trouve nécessaires, mais de l'autre, je rejette certaines formes de communication, comme les appels téléphoniques, que je n'aime toujours pas.</text:p>
      <text:p text:style-name="Normal"/>
      <text:p text:style-name="Normal"/>
      <text:p text:style-name="Normal">Deuxième semaine : 7 octobre - 13 octobre</text:p>
      <text:p text:style-name="Normal">Avec 20 heures 41 minutes d'utilisation cette semaine, encore une fois les applications les plus utilisées sont les GPS et Instagram, avec 8 heures et 8 minutes pour Waze et 3 heures et 15 minutes pour Instagram. Il y a une nette différence entre cette semaine et la précédente concernant mon temps passé sur les réseaux sociaux, cela s’explique par la différence de temps libre, en effet cette semaine était plus chargé en cours.</text:p>
      <text:p text:style-name="Normal"/>
      <text:p text:style-name="Normal">La communication quant à elle a pris un peu plus d'importance, notamment via WhatsApp,<text:s/>application<text:s/>sur laquelle j’ai passé 1 heure 29 minutes. Une bonne partie de ce temps a été dédiée à l’organisation d'une soirée, une tâche qui peut rapidement devenir chronophage lorsque chacun a des disponibilités différentes. Je fixe souvent l’écran en attendant des réponses, espérant inconsciemment que cela accélère la conversation. En réalité, je laisse souvent mon téléphone déverrouillé simplement pour ne pas rater de notification.</text:p>
      <text:p text:style-name="Normal"/>
      <text:p text:style-name="Normal">Côté organisation, l’application Jow a été utile. Elle m'a aidé à planifier mes repas avec ses suggestions de recettes, ce qui m’a pris 16 minutes, un temps précieux quand je manque d’inspiration pour mes courses. Une autre application m’a également pris 15 minutes de mon temps, TimeCalendar, afin de répondre à mon besoin de vérification constante, comme celui de mon emploi du temps avant chaque cours, montre bien ma dépendance à la technologie pour structurer mes journées, même si, au fond, je connais déjà ces informations.</text:p>
      <text:p text:style-name="Normal"/>
      <text:p text:style-name="Normal"/>
      <text:p text:style-name="Normal">Troisième semaine : 14 octobre - 20 octobre</text:p>
      <text:p text:style-name="Normal">C’est sans surprise que les applications les plus utilisées cette semaine sont Waze et Instagram, avec respectivement 7 heures et 51 minutes et 3 heures et 54 minutes. J’apprécie le confort des routines donc pour rien au monde je changerais mes habitudes, du moins pas tant que je ne suis pas convaincu à 100 % qu’il y ait une bonne raison de changer.</text:p>
      <text:p text:style-name="Normal"/>
      <text:p text:style-name="Normal">Une des activités les plus intensives cette semaine sur mon téléphone était la recherche Google avec 1 heure et 16 minutes d’utilisation. La raison est simple : <text:s/>la cuisine, si j’ai passé autant de temps sur Google c’est uniquement pour pouvoir suivre une recette, où là encore j’ai ce besoin de vérification. Je regarde toujours au moins 2 ou 3 fois avant de faire une étape pour être sûre de ne pas me tromper sur les quantités de chaque ingrédient.<text:s/></text:p>
      <text:p text:style-name="Normal"/>
      <text:soft-page-break/>
      <text:p text:style-name="Normal">Côté divertissement cette fois-ci ce n’est pas sur Disney+ que j’ai passé du temps mais sur une application de Sudoku. J’ai toujours aimé ce jeu, j’en faisais quasiment tous les soirs lorsque j’étais au collège, et malgré le fait que je passe beaucoup moins de temps sur cette activité il m’arrive encore d’en faire, notamment lorsque je dois patienter, que ce soit dans une file d’attente ou en attendant le prochain cours. Ici, c’est la deuxième option, j’ai passé 30 minutes de la semaine à faire des sudokus entre les cours.<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laire GOBERT</meta:initial-creator>
    <dc:creator>Claire GOBERT</dc:creator>
    <meta:creation-date>2024-10-23T14:40:00Z</meta:creation-date>
    <dc:date>2024-10-24T10:06:00Z</dc:date>
    <meta:template xlink:href="Normal" xlink:type="simple"/>
    <meta:editing-cycles>6</meta:editing-cycles>
    <meta:editing-duration>PT12480S</meta:editing-duration>
    <meta:document-statistic meta:page-count="3" meta:paragraph-count="11" meta:word-count="917" meta:character-count="5955" meta:row-count="42" meta:non-whitespace-character-count="5049"/>
  </office:meta>
</office:document-meta>
</file>